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1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4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26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964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00a933" loext:opacity="100%" style:font-name="Hack Nerd Font Mono1" fo:font-size="8pt" style:font-size-asian="8pt" style:font-size-complex="8pt"/>
    </style:style>
    <style:style style:name="P2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 style:font-size-asian="8pt" style:font-size-complex="8pt"/>
    </style:style>
    <style:style style:name="P3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4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4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9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12" style:family="paragraph">
      <style:paragraph-properties fo:text-align="center" style:writing-mode="lr-tb"/>
      <style:text-properties fo:color="#999999" loext:opacity="100%" fo:font-size="10pt"/>
    </style:style>
    <style:style style:name="P13" style:family="paragraph">
      <loext:graphic-properties draw:fill-color="#eeeeee"/>
      <style:paragraph-properties fo:text-align="center" style:writing-mode="lr-tb"/>
      <style:text-properties fo:color="#999999" loext:opacity="100%" loext:color-lum-mod="100%" loext:color-lum-off="0%" fo:font-size="10pt"/>
    </style:style>
    <style:style style:name="P14" style:family="paragraph">
      <style:paragraph-properties fo:text-align="center" style:writing-mode="lr-tb"/>
      <style:text-properties fo:color="#00a933" loext:opacity="100%" style:font-name="Hack Nerd Font Mono1" fo:font-size="14pt" style:font-size-asian="7pt" style:font-size-complex="7pt"/>
    </style:style>
    <style:style style:name="P15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14pt" style:font-size-asian="7pt" style:font-size-complex="7pt"/>
    </style:style>
    <style:style style:name="P16" style:family="paragraph">
      <loext:graphic-properties draw:fill-color="#afd095"/>
      <style:paragraph-properties fo:text-align="center" style:writing-mode="lr-tb"/>
      <style:text-properties fo:color="#00a933" loext:opacity="100%" loext:color-lum-mod="100%" loext:color-lum-off="0%" style:font-name="Hack Nerd Font Mono1" fo:font-size="7pt" style:font-size-asian="7pt" style:font-size-complex="7pt"/>
    </style:style>
    <style:style style:name="P17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19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0pt"/>
    </style:style>
    <style:style style:name="P20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0pt"/>
    </style:style>
    <style:style style:name="P21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2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2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loext:color-lum-mod="100%" loext:color-lum-off="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14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 style:font-name="Hack Nerd Font Mono1" fo:font-size="8pt"/>
    </style:style>
    <style:style style:name="P28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29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1" fo:font-size="6pt" fo:letter-spacing="-0.03cm" style:font-size-asian="6pt" style:font-size-complex="6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loext:color-lum-mod="100%" loext:color-lum-off="0%" style:font-name="Hack Nerd Font Mono1" fo:font-size="6pt" fo:letter-spacing="-0.03cm" style:font-size-asian="6pt" style:font-size-complex="6pt"/>
    </style:style>
    <style:style style:name="P32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33" style:family="paragraph">
      <loext:graphic-properties draw:fill-color="#dee6ef"/>
      <style:paragraph-properties fo:text-align="center" style:writing-mode="lr-tb"/>
      <style:text-properties fo:color="#2a6099" loext:opacity="100%" loext:color-lum-mod="100%" loext:color-lum-off="0%" style:font-name="Hack Nerd Font Mono1" fo:font-size="11pt"/>
    </style:style>
    <style:style style:name="T1" style:family="text">
      <style:text-properties style:font-name="Hack Nerd Font Mono1" fo:font-size="8pt" style:font-size-asian="8pt" style:font-size-complex="8pt"/>
    </style:style>
    <style:style style:name="T2" style:family="text">
      <style:text-properties fo:color="#2a6099" loext:opacity="100%" style:font-name="Hack Nerd Font Mono1" fo:font-size="14pt"/>
    </style:style>
    <style:style style:name="T3" style:family="text">
      <style:text-properties style:font-name="Hack Nerd Font Mono1" fo:font-size="7pt" style:font-size-asian="7pt" style:font-size-complex="7pt"/>
    </style:style>
    <style:style style:name="T4" style:family="text">
      <style:text-properties style:font-name="Hack Nerd Font Mono1" fo:font-size="7pt" fo:letter-spacing="-0.03cm" style:font-size-asian="7pt" style:font-size-complex="7pt"/>
    </style:style>
    <style:style style:name="T5" style:family="text">
      <style:text-properties fo:color="#00a933" loext:opacity="100%" style:font-name="Hack Nerd Font Mono1" fo:font-size="9pt"/>
    </style:style>
    <style:style style:name="T6" style:family="text">
      <style:text-properties fo:color="#00a933" loext:opacity="100%" style:font-name="Hack Nerd Font Mono1" fo:font-size="7pt" style:font-size-asian="7pt" style:font-size-complex="7pt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0pt"/>
    </style:style>
    <style:style style:name="T9" style:family="text">
      <style:text-properties fo:color="#2a6099" loext:opacity="100%" style:font-name="Hack Nerd Font Mono1" fo:font-size="10pt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a6099" loext:opacity="100%" style:font-name="Hack Nerd Font Mono1" fo:font-size="8pt"/>
    </style:style>
    <style:style style:name="T12" style:family="text">
      <style:text-properties style:font-name="Hack Nerd Font Mono1" fo:font-size="8pt"/>
    </style:style>
    <style:style style:name="T13" style:family="text">
      <style:text-properties style:font-name="Hack Nerd Font Mono1" fo:font-size="14pt"/>
    </style:style>
    <style:style style:name="T14" style:family="text">
      <style:text-properties style:font-name="Hack Nerd Font Mono1"/>
    </style:style>
    <style:style style:name="T15" style:family="text">
      <style:text-properties style:font-name="Hack Nerd Font Mono1" fo:font-size="6pt" fo:letter-spacing="-0.03cm" style:font-size-asian="6pt" style:font-size-complex="6pt"/>
    </style:style>
    <style:style style:name="T16" style:family="text">
      <style:text-properties fo:color="#2a6099" loext:opacity="100%" style:font-name="Hack Nerd Font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214cm" svg:height="1.249cm" svg:x="7.786cm" svg:y="2.951cm">
          <text:p text:style-name="P5"><text:span text:style-name="T3">esc</text:span></text:p>
          <text:p text:style-name="P5"><text:span text:style-name="T4">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 text:style-name="P5"><text:span text:style-name="T6">;</text:span></text:p>
          <text:p text:style-name="P5"><text:span text:style-name="T6">al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 text:style-name="P5"><text:span text:style-name="T6">,</text:span></text:p>
          <text:p text:style-name="P5"><text:span text:style-name="T6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5cm" svg:height="1.249cm" svg:x="8.5cm" svg:y="6.5cm">
          <text:p text:style-name="P5"><text:span text:style-name="T6">space</text:span></text:p>
          <text:p text:style-name="P5"><text:span text:style-name="T6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bsp</text:span></text:p>
          <text:p text:style-name="P1"><text:span text:style-name="T1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 text:style-name="P5"><text:span text:style-name="T6">:</text:span></text:p>
          <text:p text:style-name="P5"><text:span text:style-name="T6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cm" svg:height="1.249cm" svg:x="12.75cm" svg:y="6.251cm">
          <text:p text:style-name="P9"><text:span text:style-name="T7">.</text:span></text:p>
          <text:p text:style-name="P9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1.75cm" svg:height="1.249cm" svg:x="10.75cm" svg:y="6.5cm">
          <text:p text:style-name="P5"><text:span text:style-name="T6">enter</text:span></text:p>
          <text:p text:style-name="P11"><text:span text:style-name="T6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 text:style-name="P5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5" draw:layer="layout" svg:width="1.524cm" svg:height="1.249cm" svg:x="14.476cm" svg:y="6cm">
          <text:p text:style-name="P14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0" draw:layer="layout" svg:width="1.5cm" svg:height="1.249cm" svg:x="12.75cm" svg:y="6.251cm">
          <text:p text:style-name="P9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214cm" svg:height="1.25cm" svg:x="6.329cm" svg:y="1.2cm">
          <text:p text:style-name="P17"><text:span text:style-name="T9">Wh</text:span></text:p>
          <text:p text:style-name="P18"><text:span text:style-name="T9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19" draw:layer="layout" svg:width="1.215cm" svg:height="1.25cm" svg:x="4.871cm" svg:y="0.95cm">
          <text:p text:style-name="P17"><text:span text:style-name="T9">Wh</text:span></text:p>
          <text:p text:style-name="P18"><text:span text:style-name="T9">↓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215cm" svg:height="1.25cm" svg:x="3.414cm" svg:y="1.2cm">
          <text:p text:style-name="P18"><text:span text:style-name="T10">Wh </text:span><text:span text:style-name="T9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19" draw:layer="layout" svg:width="1.214cm" svg:height="1.249cm" svg:x="1.957cm" svg:y="1.451cm">
          <text:p text:style-name="P17"><text:span text:style-name="T9">Wh</text:span></text:p>
          <text:p text:style-name="P18"><text:span text:style-name="T9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↑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←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2.7cm">
          <text:p text:style-name="P21"><text:span text:style-name="T11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2.45cm">
          <text:p text:style-name="P21"><text:span text:style-name="T11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2.7cm">
          <text:p text:style-name="P21"><text:span text:style-name="T11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 text:style-name="P5"><text:span text:style-name="T6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0" draw:layer="layout" svg:width="1.5cm" svg:height="1.249cm" svg:x="12.75cm" svg:y="6.251cm">
          <text:p text:style-name="P9"><text:span text:style-name="T7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 text:style-name="P5"><text:span text:style-name="T6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Pg</text:span></text:p>
          <text:p text:style-name="P23"><text:span text:style-name="T1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Pg</text:span></text:p>
          <text:p text:style-name="P23"><text:span text:style-name="T1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24"><text:span text:style-name="T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24"><text:span text:style-name="T2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24"><text:span text:style-name="T2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24"><text:span text:style-name="T2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5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3.95cm">
          <text:p text:style-name="P21"><text:span text:style-name="T11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4.2cm">
          <text:p text:style-name="P21"><text:span text:style-name="T11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 text:style-name="P3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3.37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1.2cm">
          <text:p text:style-name="P21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1.451cm">
          <text:p text:style-name="P21"><text:span text:style-name="T12">Vol</text:span></text:p>
          <text:p text:style-name="P21"><text:span text:style-name="T12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2.4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2.7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2.951cm">
          <text:p text:style-name="P3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6" draw:layer="layout" svg:width="1.219cm" svg:height="1.25cm" svg:x="13.37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6" draw:layer="layout" svg:width="1.219cm" svg:height="1.25cm" svg:x="14.836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6" draw:layer="layout" svg:width="1.219cm" svg:height="1.25cm" svg:x="16.299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7" draw:layer="layout" svg:width="1.218cm" svg:height="1.249cm" svg:x="17.783cm" svg:y="2.951cm">
          <text:p text:style-name="P23">Vol</text:p>
          <text:p text:style-name="P23">-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4.836cm" svg:y="3.9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6.299cm" svg:y="4.2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7.783cm" svg:y="4.451cm">
          <text:p text:style-name="P3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5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1.219cm" svg:height="1.25cm" svg:x="13.37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4.836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19cm" svg:height="1.25cm" svg:x="16.299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18cm" svg:height="1.249cm" svg:x="17.783cm" svg:y="4.451cm">
          <text:p text:style-name="P21">mute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25" draw:text-style-name="P29" draw:layer="layout" svg:width="1.464cm" svg:height="1.249cm" svg:x="7.786cm" svg:y="1.451cm">
          <text:p text:style-name="P28"><text:span text:style-name="T14">pr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1.464cm" svg:height="1.249cm" svg:x="7.786cm" svg:y="2.951cm">
          <text:p text:style-name="P30"><text:span text:style-name="T15">s(prin</text:span><text:span text:style-name="T15">t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464cm" svg:height="1.249cm" svg:x="7.786cm" svg:y="4.451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7.036cm" svg:y="6.25cm">
          <text:p text:style-name="P7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214cm" svg:height="1.249cm" svg:x="8.5cm" svg:y="6.5cm">
          <text:p text:style-name="P7"><text:span text:style-name="T5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 text:style-name="P3"><text:span text:style-name="T2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1.2cm">
          <text:p text:style-name="P32"><text:span text:style-name="T16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0.95cm">
          <text:p text:style-name="P32"><text:span text:style-name="T16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1.2cm">
          <text:p text:style-name="P32"><text:span text:style-name="T16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1.451cm">
          <text:p text:style-name="P32"><text:span text:style-name="T16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2.7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2.4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2.7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2.9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2.7cm">
          <text:p text:style-name="P32"><text:span text:style-name="T16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2.45cm">
          <text:p text:style-name="P32"><text:span text:style-name="T16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2.7cm">
          <text:p text:style-name="P32"><text:span text:style-name="T16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2.951cm">
          <text:p text:style-name="P32"><text:span text:style-name="T16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4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3.95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4.2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4.451cm">
          <text:p text:style-name="P32"><text:span text:style-name="T16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0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3.373cm" svg:y="4.2cm">
          <text:p text:style-name="P32"><text:span text:style-name="T16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4.836cm" svg:y="3.95cm">
          <text:p text:style-name="P32"><text:span text:style-name="T16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3" draw:layer="layout" svg:width="1.219cm" svg:height="1.25cm" svg:x="16.299cm" svg:y="4.2cm">
          <text:p text:style-name="P32"><text:span text:style-name="T16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3" draw:layer="layout" svg:width="1.218cm" svg:height="1.249cm" svg:x="17.783cm" svg:y="4.451cm">
          <text:p text:style-name="P32"><text:span text:style-name="T16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3" draw:layer="layout" svg:width="2.75cm" svg:height="0.5cm" svg:x="0cm" svg:y="0cm">
          <text:p text:style-name="P12"><text:span text:style-name="T8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2-27T17:10:15.519797488</dc:date>
    <meta:editing-duration>PT12H51M3S</meta:editing-duration>
    <meta:editing-cycles>19</meta:editing-cycles>
    <meta:generator>LibreOffice/7.4.3.2$Linux_X86_64 LibreOffice_project/40$Build-2</meta:generator>
    <meta:document-statistic meta:object-count="814"/>
  </office:meta>
</office:document-meta>
</file>